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0pt" fo:language="fr" fo:country="FR" style:font-size-asian="10pt" style:language-asian="fr" style:country-asian="FR" style:font-name-complex="Times New Roman1" style:font-size-complex="10pt" style:language-complex="ar" style:country-complex="SA"/>
    </style:style>
    <style:style style:name="P2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5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6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/>
    </style:style>
    <style:style style:name="P8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 fo:font-weight="bold" style:font-weight-asian="bold" style:font-weight-complex="bold"/>
    </style:style>
    <style:style style:name="P9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10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  <style:text-properties style:font-name="Times New Roman"/>
    </style:style>
    <style:style style:name="P11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2" style:family="paragraph" style:parent-style-name="Standard">
      <style:paragraph-properties fo:margin-left="2cm" fo:margin-right="2cm" style:line-height-at-least="0.635cm" fo:text-align="center" style:justify-single-word="false" fo:orphans="0" fo:widows="0" fo:text-indent="0cm" style:auto-text-indent="false" style:writing-mode="lr-tb"/>
    </style:style>
    <style:style style:name="P13" style:family="paragraph" style:parent-style-name="Standard">
      <style:paragraph-properties fo:margin-left="2cm" fo:margin-right="2cm" style:line-height-at-least="0.635cm" fo:text-align="center" style:justify-single-word="false" fo:orphans="0" fo:widows="0" fo:text-indent="0cm" style:auto-text-indent="false" style:writing-mode="lr-tb"/>
      <style:text-properties officeooo:paragraph-rsid="00065e49"/>
    </style:style>
    <style:style style:name="P14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officeooo:paragraph-rsid="00065e49"/>
    </style:style>
    <style:style style:name="P15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</style:style>
    <style:style style:name="P16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/>
    </style:style>
    <style:style style:name="P17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font-weight="bold" style:font-weight-asian="bold" style:font-weight-complex="bold"/>
    </style:style>
    <style:style style:name="P18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</style:style>
    <style:style style:name="P19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20" style:family="paragraph" style:parent-style-name="Standard">
      <style:paragraph-properties fo:margin-left="0cm" fo:margin-right="2cm" style:line-height-at-least="0.635cm" fo:text-align="justify" style:justify-single-word="false" fo:orphans="0" fo:widows="0" fo:text-indent="2cm" style:auto-text-indent="false" style:writing-mode="lr-tb"/>
      <style:text-properties style:font-name="Times New Roman"/>
    </style:style>
    <style:style style:name="P21" style:family="paragraph" style:parent-style-name="Standard">
      <style:paragraph-properties fo:margin-left="2cm" fo:margin-right="3.3cm" fo:text-align="end" style:justify-single-word="false" fo:orphans="0" fo:widows="0" fo:text-indent="0cm" style:auto-text-indent="false" style:writing-mode="lr-tb"/>
      <style:text-properties style:font-name="Times New Roman" officeooo:rsid="0006290d" officeooo:paragraph-rsid="0006290d"/>
    </style:style>
    <style:style style:name="P22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gradient" draw:fill-color="#ddebcf" draw:fill-gradient-name="Gradient_20_1"/>
    </style:style>
    <style:style style:name="P25" style:family="paragraph">
      <loext:graphic-properties draw:fill="gradient" draw:fill-color="#ffffff" draw:fill-gradient-name="Gradient_20_2"/>
      <style:text-properties style:font-name="Arial" fo:font-size="24pt"/>
    </style:style>
    <style:style style:name="P26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bold" officeooo:rsid="0006290d" style:font-weight-asian="bold" style:font-weight-complex="bold"/>
    </style:style>
    <style:style style:name="T5" style:family="text">
      <style:text-properties style:font-name="Times New Roman" fo:font-weight="bold" officeooo:rsid="00158923" style:font-weight-asian="bold" style:font-weight-complex="bold"/>
    </style:style>
    <style:style style:name="T6" style:family="text">
      <style:text-properties style:font-name="Times New Roman" fo:font-weight="bold" officeooo:rsid="001615b9" style:font-weight-asian="bold" style:font-weight-complex="bold"/>
    </style:style>
    <style:style style:name="T7" style:family="text">
      <style:text-properties style:font-name="Times New Roman" style:font-weight-complex="bold"/>
    </style:style>
    <style:style style:name="T8" style:family="text">
      <style:text-properties style:font-name="Times New Roman" fo:font-size="9pt" fo:font-weight="bold" style:font-size-asian="9pt" style:font-weight-asian="bold" style:font-size-complex="9pt" style:font-weight-complex="bold"/>
    </style:style>
    <style:style style:name="T9" style:family="text">
      <style:text-properties style:font-name="Times New Roman" fo:font-size="9pt" fo:language="en" fo:country="GB" style:font-size-asian="9pt" style:font-size-complex="9pt"/>
    </style:style>
    <style:style style:name="T10" style:family="text">
      <style:text-properties style:font-name="Times New Roman" fo:font-size="9pt" fo:language="en" fo:country="GB" officeooo:rsid="000a455c" style:font-size-asian="9pt" style:font-size-complex="9pt"/>
    </style:style>
    <style:style style:name="T11" style:family="text">
      <style:text-properties style:font-name="Times New Roman" officeooo:rsid="0006290d"/>
    </style:style>
    <style:style style:name="T12" style:family="text">
      <style:text-properties style:font-name="Times New Roman" fo:font-weight="normal" officeooo:rsid="0006290d" style:font-weight-asian="normal" style:font-weight-complex="normal"/>
    </style:style>
    <style:style style:name="T13" style:family="text">
      <style:text-properties style:font-name="Times New Roman" officeooo:rsid="001423ee"/>
    </style:style>
    <style:style style:name="T14" style:family="text">
      <style:text-properties fo:color="#008000" style:font-name="Times New Roman" fo:font-size="9pt" fo:font-weight="bold" style:font-size-asian="9pt" style:font-weight-asian="bold" style:font-size-complex="9pt" style:font-weight-complex="bold"/>
    </style:style>
    <style:style style:name="T15" style:family="text">
      <style:text-properties fo:color="#000000" style:font-name="Times New Roman" fo:font-size="9pt" style:font-size-asian="9pt" style:font-size-complex="9pt"/>
    </style:style>
    <style:style style:name="T16" style:family="text">
      <style:text-properties fo:color="#000000" style:font-name="Times New Roman" fo:font-size="9pt" fo:language="en" fo:country="GB" style:font-size-asian="9pt" style:font-size-complex="9pt"/>
    </style:style>
    <style:style style:name="T17" style:family="text">
      <style:text-properties style:font-name="Arial" fo:font-size="24pt"/>
    </style:style>
    <style:style style:name="T18" style:family="text">
      <style:text-properties fo:color="#008000" style:font-name="Times New Roman" fo:font-size="9pt" style:font-size-asian="9pt" style:font-size-complex="9pt"/>
    </style:style>
    <style:style style:name="gr1" style:family="graphic">
      <style:graphic-properties svg:stroke-width="0.026cm" svg:stroke-color="#000000" draw:fill="none" draw:fill-color="#ffffff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svg:stroke-color="#000000" draw:fill="gradient" draw:fill-color="#ddebcf" draw:fill-gradient-name="Gradient_20_1" fo:min-height="0cm" fo:min-width="0cm" style:run-through="foreground"/>
    </style:style>
    <style:style style:name="gr4" style:family="graphic">
      <style:graphic-properties draw:stroke="none" svg:stroke-width="0.026cm" svg:stroke-color="#000000" draw:fill="gradient" draw:fill-color="#ffffff" draw:fill-gradient-name="Gradient_20_2" draw:auto-grow-height="false" draw:auto-grow-width="false" fo:min-height="0.848cm" fo:min-width="3.15cm" style:run-through="foreground"/>
    </style:style>
    <style:style style:name="gr5" style:family="graphic">
      <style:graphic-properties draw:stroke="none" svg:stroke-width="0.026cm" svg:stroke-color="#000000" draw:fill-color="#ffffff" fo:min-height="0cm" fo:min-width="0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g text:anchor-type="char" draw:z-index="1" draw:style-name="gr2"><draw:custom-shape draw:style-name="gr3" draw:text-style-name="P24" svg:width="3.811cm" svg:height="0.847cm" draw:transform="rotate (-3.14159265358979) translate (2.11755555555556cm -0.0776111111111111cm)"><text:p/><draw:enhanced-geometry svg:viewBox="0 0 21600 21600" draw:type="rectangle" draw:enhanced-path="M 0 0 L 21600 0 21600 21600 0 21600 0 0 Z N"/></draw:custom-shape><draw:custom-shape draw:style-name="gr4" draw:text-style-name="P25" svg:width="3.149cm" svg:height="0.847cm" svg:x="1.483cm" svg:y="-0.43cm"><text:p><text:span text:style-name="T17">ALOES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draw:style-name="gr5" draw:text-style-name="P26" svg:width="4.941cm" svg:height="2.193cm" svg:x="1.24cm" svg:y="0.697cm"><text:p><text:span text:style-name="T18">Siège social : 4, place Édouard Branly </text:span></text:p><text:p><text:span text:style-name="T18">57070 Metz</text:span></text:p><text:p/><text:p/><text:p/><draw:enhanced-geometry svg:viewBox="0 0 21600 21600" draw:type="mso-spt202" draw:enhanced-path="M 0 0 L 21600 0 21600 21600 0 21600 0 0 Z N"/></draw:custom-shape></draw:g></text:p>
      <text:p text:style-name="P5"/>
      <text:p text:style-name="P6"/>
      <text:p text:style-name="P15"><text:span text:style-name="T1">Fait à Metz, le </text:span><text:span text:style-name="T11"><text:text-input text:description="{{now}}"/></text:span><text:span text:style-name="T13"><text:text-input text:description="">{{ now|format_date }}</text:text-input></text:span></text:p>
      <text:p text:style-name="P6"/>
      <text:p text:style-name="P6"/>
      <text:p text:style-name="P6"/>
      <text:p text:style-name="P7"/>
      <text:p text:style-name="P7"/>
      <text:p text:style-name="P16"/>
      <text:p text:style-name="P17">ATTESTATION</text:p>
      <text:p text:style-name="P17"><text:s/>DE FIN DE BAIL LOCATIF</text:p>
      <text:p text:style-name="P16"/>
      <text:p text:style-name="P6"/>
      <text:p text:style-name="P6"/>
      <text:p text:style-name="P6"/>
      <text:p text:style-name="P6"/>
      <text:p text:style-name="P9">METZ HABITAT TERRITOIRE, Office Public de l’Habitat, agissant en qualité de gérant de l’Association A.L.O.E.S., atteste par la présente qu’à ce jour, </text:p>
      <text:p text:style-name="P12"><text:span text:style-name="T4"><text:text-input text:description="">{{gender}}</text:text-input></text:span><text:span text:style-name="T4"><text:s/></text:span><text:span text:style-name="T4"><text:text-input text:description="">{{tenant.first_name}}</text:text-input></text:span><text:span text:style-name="T4"><text:s/></text:span><text:span text:style-name="T4"><text:text-input text:description="">{{tenant.name}}</text:text-input></text:span><text:span text:style-name="T2">,</text:span></text:p>
      <text:p text:style-name="P13"><text:span text:style-name="T12"><text:text-input text:description="">{{born_accorded}}</text:text-input></text:span><text:span text:style-name="T12"><text:s/>le</text:span><text:span text:style-name="T1"> </text:span><text:span text:style-name="T5"><text:text-input text:description="">{{ tenant.birthday|format_date }}</text:text-input></text:span><text:span text:style-name="T1"><text:s/>à </text:span><text:span text:style-name="T4"><text:text-input text:description="">{{tenant.birthcity}}</text:text-input></text:span><text:span text:style-name="T1"><text:s/></text:span><text:span text:style-name="T3">(</text:span><text:span text:style-name="T4"><text:text-input text:description="">{{tenant.birthdepartement}}</text:text-input></text:span><text:span text:style-name="T3">) </text:span><text:span text:style-name="T6"><text:text-input text:description="">{{tenant.birthcountry}}</text:text-input></text:span><text:span text:style-name="T2">,</text:span></text:p>
      <text:p text:style-name="P14"><text:span text:style-name="T7">ne réside plus dans notre résidence Edouard Branly, 4 Place Edouard Branly 57070 Metz Technopôle depuis le</text:span><text:span text:style-name="T3"> </text:span><text:span text:style-name="T5"><text:text-input text:description="">{{ tenant.date_of_departure|format_date }}</text:text-input></text:span><text:span text:style-name="T1">. </text:span></text:p>
      <text:p text:style-name="P8"/>
      <text:p text:style-name="P20">En foi de quoi nous délivrons la présente attestation de résidence pour faire valoir </text:p>
      <text:p text:style-name="P20">ce que de droit.</text:p>
      <text:p text:style-name="P9"/>
      <text:p text:style-name="P10"/>
      <text:p text:style-name="P11"/>
      <text:p text:style-name="P11"/>
      <text:p text:style-name="P11"/>
      <text:p text:style-name="P11"/>
      <text:p text:style-name="P11"/>
      <text:p text:style-name="P18"><text:span text:style-name="T1">L</text:span><text:span text:style-name="T11">a gestionnaire de résidence ALOES</text:span></text:p>
      <text:p text:style-name="P19"/>
      <text:p text:style-name="P19"/>
      <text:p text:style-name="P19"/>
      <text:p text:style-name="P19"/>
      <text:p text:style-name="P21"><text:text-input text:description="">{{user.first_name}}</text:text-input><text:s/><text:text-input text:description="">{{user.last_name}}</text:text-inpu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line text:anchor-type="char" draw:z-index="0" draw:style-name="gr1" draw:text-style-name="P23" svg:x1="1.378cm" svg:y1="0.019cm" svg:x2="17.253cm" svg:y2="0.019cm"><text:p/></draw:line></text:p>
      <text:p text:style-name="P4"><text:span text:style-name="T14">A.L.O.E.S. I &amp; II</text:span><text:span text:style-name="T8"> / Gérance Metz Habitat Territoire </text:span><text:span text:style-name="T15">Association pour le logement des élèves SUPELEC Metz</text:span></text:p>
      <text:p text:style-name="P4"><text:span text:style-name="T16">4, Place Edouard Branly 57070 Metz <text:s/></text:span><text:span text:style-name="T9">Tel : 03.87.74.36.37. FAX: 03.87.75.40.49. Mail : </text:span><text:span text:style-name="T10">aloes</text:span><text:span text:style-name="T9">@</text:span><text:span text:style-name="T10">centrale</text:span><text:span text:style-name="T9">supelec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2" draw:display-name="Gradient 2" draw:style="axial" draw:start-color="#ffffff" draw:end-color="#ffffcc" draw:start-intensity="100%" draw:end-intensity="100%" draw:angle="18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0pt" fo:language="fr" fo:country="FR" style:font-size-asian="10pt" style:language-asian="fr" style:country-asian="FR" style:font-name-complex="Times New Roman1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199cm" fo:margin-bottom="0.25cm" fo:margin-left="1.199cm" fo:margin-right="1.501cm" style:writing-mode="lr-tb" style:layout-grid-color="#c0c0c0" style:layout-grid-lines="28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ANCE RESAM</dc:title>
    <meta:initial-creator>RESAM-METZ</meta:initial-creator>
    <meta:creation-date>2014-08-27T06:28:00</meta:creation-date>
    <dc:date>2019-03-23T17:49:36.607653892</dc:date>
    <meta:print-date>2014-03-05T15:26:00</meta:print-date>
    <meta:editing-cycles>24</meta:editing-cycles>
    <meta:editing-duration>PT35M11S</meta:editing-duration>
    <meta:generator>LibreOffice/6.1.5.2$Linux_X86_64 LibreOffice_project/10$Build-2</meta:generator>
    <meta:document-statistic meta:table-count="0" meta:image-count="0" meta:object-count="0" meta:page-count="1" meta:paragraph-count="13" meta:word-count="154" meta:character-count="966" meta:non-whitespace-character-count="851"/>
    <meta:user-defined meta:name="Company">RESAM-METZ</meta:user-defined>
    <meta:user-defined meta:name="Operator">USER</meta:user-defined>
  </office:meta>
</office:document-meta>
</file>